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578d" officeooo:paragraph-rsid="00186794"/>
    </style:style>
    <style:style style:name="P2" style:family="paragraph" style:parent-style-name="Standard">
      <style:text-properties officeooo:rsid="0007578d" officeooo:paragraph-rsid="00186794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7578d" officeooo:paragraph-rsid="0018679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officeooo:rsid="0007578d" officeooo:paragraph-rsid="00186794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weight="bold" officeooo:rsid="0007578d" officeooo:paragraph-rsid="00186794" style:font-weight-asian="bold" style:font-weight-complex="bold"/>
    </style:style>
    <style:style style:name="P6" style:family="paragraph" style:parent-style-name="Standard" style:list-style-name="L1">
      <style:text-properties officeooo:rsid="00186794" officeooo:paragraph-rsid="00186794"/>
    </style:style>
    <style:style style:name="P7" style:family="paragraph" style:parent-style-name="Standard">
      <style:text-properties officeooo:rsid="00186794" officeooo:paragraph-rsid="00186794"/>
    </style:style>
    <style:style style:name="T1" style:family="text">
      <style:text-properties officeooo:rsid="001867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251 Assignment-1</text:p>
      <text:p text:style-name="P2"/>
      <text:p text:style-name="P4">Srilekha Kadambala</text:p>
      <text:p text:style-name="P4">11941190</text:p>
      <text:p text:style-name="P2"/>
      <text:p text:style-name="P2"/>
      <text:p text:style-name="P5">Execution Steps:</text:p>
      <text:list xml:id="list1424635756" text:style-name="L1">
        <text:list-item>
          <text:p text:style-name="P6">lex parser.l</text:p>
        </text:list-item>
        <text:list-item>
          <text:p text:style-name="P6">yacc parser.y</text:p>
        </text:list-item>
        <text:list-item>
          <text:p text:style-name="P6">gcc y.tab.c -ll -w</text:p>
        </text:list-item>
        <text:list-item>
          <text:p text:style-name="P6">./a.out &lt;testcase-file&gt;.c</text:p>
        </text:list-item>
      </text:list>
      <text:p text:style-name="P7"/>
      <text:p text:style-name="P5"><text:span text:style-name="T1">Output</text:span>:</text:p>
      <text:p text:style-name="P7">1. Info about parsing failed or complete</text:p>
      <text:p text:style-name="P7">2. Syntax errors with line numbers</text:p>
      <text:p text:style-name="P7">3. Symbol table and Constant Tab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22:27:43.458409549</meta:creation-date>
    <dc:date>2021-02-07T22:32:42.552399335</dc:date>
    <meta:editing-duration>PT5M2S</meta:editing-duration>
    <meta:editing-cycles>1</meta:editing-cycles>
    <meta:document-statistic meta:table-count="0" meta:image-count="0" meta:object-count="0" meta:page-count="1" meta:paragraph-count="12" meta:word-count="41" meta:character-count="251" meta:non-whitespace-character-count="226"/>
    <meta:generator>LibreOffice/6.4.6.2$Linux_X86_64 LibreOffice_project/40$Build-2</meta:generator>
  </office:meta>
</office:document-meta>
</file>